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35.67mm"/>
    </style:style>
    <style:style style:name="co5" style:family="table-column">
      <style:table-column-properties fo:break-before="auto" style:column-width="29.4mm"/>
    </style:style>
    <style:style style:name="co6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value-type" style:repeat-content="false"/>
      <style:paragraph-properties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1"/>
        <table:table-column table:style-name="co1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 table:number-rows-repeated="2">
          <table:table-cell/>
          <table:table-cell table:style-name="Default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office:value-type="string" calcext:value-type="string">
            <text:p>Seite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Seite 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3"/>
          <table:table-cell table:style-name="ce7" office:value-type="string" calcext:value-type="string">
            <text:p>X</text:p>
          </table:table-cell>
          <table:table-cell table:number-columns-repeated="5" table:style-name="ce1"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Seite 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" table:number-columns-repeated="6"/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Seite 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a7</text:p>
          </table:table-cell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e7</text:p>
          </table:table-cell>
          <table:table-cell table:style-name="ce1" office:value-type="string" calcext:value-type="string">
            <text:p>C7maj</text:p>
          </table:table-cell>
          <table:table-cell table:style-name="ce1" office:value-type="string" calcext:value-type="string">
            <text:p>F7maj</text:p>
          </table:table-cell>
          <table:table-cell table:style-name="ce1" office:value-type="string" calcext:value-type="string">
            <text:p>G7</text:p>
          </table:table-cell>
          <table:table-cell table:style-name="ce1" office:value-type="string" calcext:value-type="string">
            <text:p>E7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Seite 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 table:style-name="ce1" office:value-type="string" calcext:value-type="string">
            <text:p>X</text:p>
          </table:table-cell>
          <table:table-cell table:style-name="ce1" table:number-columns-repeated="2"/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Seite 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office:value-type="string" calcext:value-type="string">
            <text:p>Seite 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/>
          <table:table-cell table:style-name="ce8" table:number-columns-repeated="7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table:formula="of:=CONCATENATE([.D3]; [.E3])" office:value-type="string" office:string-value="ac" calcext:value-type="string">
            <text:p>ac</text:p>
          </table:table-cell>
          <table:table-cell table:style-name="ce3" table:formula="of:=CONCATENATE([.D4];[.E4]; [.D3];[.E3])" office:value-type="string" office:string-value="ghac" calcext:value-type="string">
            <text:p>ghac</text:p>
          </table:table-cell>
          <table:table-cell table:style-name="ce1" table:formula="of:=CONCATENATE([.D3];[.E3];[.D5];[.E5])" office:value-type="string" office:string-value="acfa" calcext:value-type="string">
            <text:p>acfa</text:p>
          </table:table-cell>
          <table:table-cell table:style-name="ce1" table:formula="of:=CONCATENATE([.D3];[.E3];[.D6];[.E6])" office:value-type="string" office:string-value="aceg" calcext:value-type="string">
            <text:p>aceg</text:p>
          </table:table-cell>
          <table:table-cell table:style-name="ce1" table:formula="of:=CONCATENATE([.D3];[.E3];[.D7];[.E7])" office:value-type="string" office:string-value="acdf" calcext:value-type="string">
            <text:p>acdf</text:p>
          </table:table-cell>
          <table:table-cell table:style-name="ce1" table:formula="of:=CONCATENATE([.D3];[.E3];[.D8];[.E8])" office:value-type="string" office:string-value="acce" calcext:value-type="string">
            <text:p>acce</text:p>
          </table:table-cell>
          <table:table-cell table:formula="of:=CONCATENATE([.D3];[.E3];[.D9];[.E9])" office:value-type="string" office:string-value="achd" calcext:value-type="string">
            <text:p>achd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CONCATENATE([.D4];[.E4])" office:value-type="string" office:string-value="gh" calcext:value-type="string">
            <text:p>gh</text:p>
          </table:table-cell>
          <table:table-cell table:style-name="ce1" table:formula="of:=CONCATENATE([.D4];[.E4];[.D5];[.E5])" office:value-type="string" office:string-value="ghfa" calcext:value-type="string">
            <text:p>ghfa</text:p>
          </table:table-cell>
          <table:table-cell table:style-name="ce1" table:formula="of:=CONCATENATE([.D4];[.E4];[.D6];[.E6])" office:value-type="string" office:string-value="gheg" calcext:value-type="string">
            <text:p>gheg</text:p>
          </table:table-cell>
          <table:table-cell table:style-name="ce1" table:formula="of:=CONCATENATE([.D4];[.E4];[.D7];[.E7])" office:value-type="string" office:string-value="ghdf" calcext:value-type="string">
            <text:p>ghdf</text:p>
          </table:table-cell>
          <table:table-cell table:style-name="ce1" table:formula="of:=CONCATENATE([.D4];[.E4];[.D8];[.E8])" office:value-type="string" office:string-value="ghce" calcext:value-type="string">
            <text:p>ghce</text:p>
          </table:table-cell>
          <table:table-cell table:formula="of:=CONCATENATE([.D4];[.E4];[.D9];[.E9])" office:value-type="string" office:string-value="ghhd" calcext:value-type="string">
            <text:p>ghhd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4" table:number-columns-repeated="2"/>
          <table:table-cell table:style-name="ce1" table:formula="of:=CONCATENATE([.D5];[.E5])" office:value-type="string" office:string-value="fa" calcext:value-type="string">
            <text:p>fa</text:p>
          </table:table-cell>
          <table:table-cell table:style-name="ce1" table:formula="of:=CONCATENATE([.D5];[.E5];[.D6];[.E6])" office:value-type="string" office:string-value="faeg" calcext:value-type="string">
            <text:p>faeg</text:p>
          </table:table-cell>
          <table:table-cell table:style-name="ce1" table:formula="of:=CONCATENATE([.D5];[.E5];[.D7];[.E7])" office:value-type="string" office:string-value="fadf" calcext:value-type="string">
            <text:p>fadf</text:p>
          </table:table-cell>
          <table:table-cell table:style-name="ce1" table:formula="of:=CONCATENATE([.D5];[.E5];[.D8];[.E8])" office:value-type="string" office:string-value="face" calcext:value-type="string">
            <text:p>face</text:p>
          </table:table-cell>
          <table:table-cell table:formula="of:=CONCATENATE([.D5];[.E5];[.D9];[.E9])" office:value-type="string" office:string-value="fahd" calcext:value-type="string">
            <text:p>fahd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" table:number-columns-repeated="3"/>
          <table:table-cell table:style-name="ce1" table:formula="of:=CONCATENATE([.D6];[.E6])" office:value-type="string" office:string-value="eg" calcext:value-type="string">
            <text:p>eg</text:p>
          </table:table-cell>
          <table:table-cell table:style-name="ce1" table:formula="of:=CONCATENATE([.D6];[.E6];[.D7];[.E7])" office:value-type="string" office:string-value="egdf" calcext:value-type="string">
            <text:p>egdf</text:p>
          </table:table-cell>
          <table:table-cell table:style-name="ce1" table:formula="of:=CONCATENATE([.D6];[.E6];[.D8];[.E8])" office:value-type="string" office:string-value="egce" calcext:value-type="string">
            <text:p>egce</text:p>
          </table:table-cell>
          <table:table-cell table:formula="of:=CONCATENATE([.D6];[.E6];[.D9];[.E9])" office:value-type="string" office:string-value="eghd" calcext:value-type="string">
            <text:p>eghd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table:number-columns-repeated="4"/>
          <table:table-cell table:style-name="ce1" table:formula="of:=CONCATENATE([.D7];[.E7])" office:value-type="string" office:string-value="df" calcext:value-type="string">
            <text:p>df</text:p>
          </table:table-cell>
          <table:table-cell table:style-name="ce1" table:formula="of:=CONCATENATE([.D7];[.E7];[.D8];[.E8])" office:value-type="string" office:string-value="dfce" calcext:value-type="string">
            <text:p>dfce</text:p>
          </table:table-cell>
          <table:table-cell table:formula="of:=CONCATENATE([.D7];[.E7];[.D9];[.E9])" office:value-type="string" office:string-value="dfhd" calcext:value-type="string">
            <text:p>dfhd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" table:number-columns-repeated="5"/>
          <table:table-cell table:style-name="ce1" table:formula="of:=CONCATENATE([.D8];[.E8])" office:value-type="string" office:string-value="ce" calcext:value-type="string">
            <text:p>ce</text:p>
          </table:table-cell>
          <table:table-cell table:formula="of:=CONCATENATE([.D8];[.E8];[.D9];[.E9])" office:value-type="string" office:string-value="cehd" calcext:value-type="string">
            <text:p>cehd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5" table:number-columns-repeated="6"/>
          <table:table-cell table:formula="of:=CONCATENATE([.D9];[.E9])" office:value-type="string" office:string-value="hd" calcext:value-type="string">
            <text:p>hd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_</text:p>
          </table:table-cell>
          <table:table-cell table:style-name="ce6" office:value-type="string" calcext:value-type="string">
            <text:p>X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4"/>
          <table:table-cell table:style-name="ce1" office:value-type="string" calcext:value-type="string">
            <text:p>G_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G7</text:p>
          </table:table-cell>
          <table:table-cell table:style-name="ce1" office:value-type="string" calcext:value-type="string">
            <text:p>C7maj</text:p>
          </table:table-cell>
          <table:table-cell office:value-type="string" calcext:value-type="string">
            <text:p>G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4" table:number-columns-repeated="2"/>
          <table:table-cell table:style-name="ce1" office:value-type="string" calcext:value-type="string">
            <text:p>F_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F7maj</text:p>
          </table:table-cell>
          <table:table-cell office:value-type="string" calcext:value-type="string">
            <text:p>d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" table:number-columns-repeated="3"/>
          <table:table-cell table:style-name="ce1" office:value-type="string" calcext:value-type="string">
            <text:p>e_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C</text:p>
          </table:table-cell>
          <table:table-cell office:value-type="string" calcext:value-type="string">
            <text:p>e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table:number-columns-repeated="4"/>
          <table:table-cell table:style-name="ce1" office:value-type="string" calcext:value-type="string">
            <text:p>d_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" table:number-columns-repeated="5"/>
          <table:table-cell table:style-name="ce1" office:value-type="string" calcext:value-type="string">
            <text:p>C_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5" table:number-columns-repeated="6"/>
          <table:table-cell office:value-type="string" calcext:value-type="string">
            <text:p>h_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.00.0000</text:date>, <text:time style:data-style-name="N2" text:time-value="18:21:58.15164500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7:28:29.034734897</meta:creation-date>
    <dc:date>2016-11-29T20:20:30.357674562</dc:date>
    <meta:editing-duration>PT32M47S</meta:editing-duration>
    <meta:editing-cycles>5</meta:editing-cycles>
    <meta:generator>LibreOffice/5.1.4.2$Linux_X86_64 LibreOffice_project/10m0$Build-2</meta:generator>
    <meta:document-statistic meta:table-count="1" meta:cell-count="131" meta:object-count="0"/>
  </office:meta>
</office:document-meta>
</file>